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8, 2021 (09:17:3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&lt;! – TODO: we should use different class here, since PreciseRectangle is already done in PreciseRectangle lab –&gt;</text:p>
      <text:p text:style-name="Text_20_body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9T01:17:44Z</meta:creation-date>
    <dc:date>2021-06-09T01:17:44Z</dc:date>
    <meta:user-defined meta:name="date" meta:value-type="string">June   8, 2021 (09:17:3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